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ON THE MOUNT OF OLIVES (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ON ON THE MOUNT OF OLIVES (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ssurance from Jesus (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ssurance from Jesus (1:1-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confirmation (1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confirmation (1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recorder (1:1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recipient (1:1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reason (1:2-3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assurance from Jesus (1:1-8)<text:s text:c="1"/></text:span><text:span text:style-name="a480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nfirmation (1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ommand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confusion (1: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clarification (1: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commission (1: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THE ACTION ON THE MOUNT OF OLIVES (1:1-11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assurance from Jesus (1:1-8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ascension of Jesus (1:9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ascension of Jesus (1:9-11)<text:s text:c="1"/></text:span><text:span text:style-name="a519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action (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attendants (1: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ssurance (1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ACTION ON THE MOUNT OF OLIVES (1:1-11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ssurance from Jesus (1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cension of Jesus (1:9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CTS 1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ACTION ON THE MOUNT OF OLIVES (1:1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ACTION IN THE UPPER ROOM (1:12-2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-title-Title-Slide" presentation:presentation-page-layout-name="Master1-PPL1" draw:id="Slide-265">
        <draw:frame draw:id="id101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ACTION IN THE UPPER ROOM (1:12-26)<text:s text:c="1"/></text:span><text:span text:style-name="a567" text:class-names=""/></text:p>
          </draw:text-box>
          <svg:title/>
          <svg:desc/>
        </draw:frame>
        <draw:frame draw:id="id102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ayer meeting (1:12-15):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ayer meeting (1:12-15):<text:s text:c="1"/></text:span><text:span text:style-name="a577" text:class-names=""/></text:p>
          </draw:text-box>
          <svg:title/>
          <svg:desc/>
        </draw:frame>
        <draw:frame draw:id="id104" presentation:style-name="a595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eleven apostles (1:12-1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Mary the mother of Jesus and other godly women (1:1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half brothers of Jesus (1:14b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In all, 120 people (1:15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2" draw:style-name="a596" draw:master-page-name="Master1-Layout12-tx-Title-and-Text" presentation:presentation-page-layout-name="Master1-PPL12" draw:id="Slide-267">
        <draw:frame draw:id="id105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THE ACTION IN THE UPPER ROOM (1:12-26)<text:s text:c="1"/></text:span><text:span text:style-name="a598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rayer meeting (1:12-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business meeting (1:16-2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-title-Title-Slide" presentation:presentation-page-layout-name="Master1-PPL1" draw:id="Slide-268">
        <draw:frame draw:id="id107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<text:s text:c="1"/>The business meeting (1:16-26)<text:s text:c="1"/></text:span><text:span text:style-name="a613" text:class-names=""/></text:p>
          </draw:text-box>
          <svg:title/>
          <svg:desc/>
        </draw:frame>
        <draw:frame draw:id="id108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In regard to the defection of Judas (1:16-20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n regard to the defection of Judas (1:16-20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suicide (1:18-19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Scriptures (1:16-17, 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business meeting (1:16-26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n regard to the defection of Judas (1:16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n regard to the election of Matthias (1:21-26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In regard to the election of Matthias (1:21-26)<text:s text:c="1"/></text:span><text:span text:style-name="a653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nditions (1:21-2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andidates (1:2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unsel (1:24-2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1:26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business meeting (1:16-26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n regard to the defection of Judas (1:16-20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the election of Matthias (1:21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THE ACTION IN THE UPPER ROOM (1:12-26)<text:s text:c="1"/></text:span><text:span text:style-name="a689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prayer meeting (1:12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business meeting (1:16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ACTS 1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ACTION ON THE MOUNT OF OLIVES (1:1-1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ACTION IN THE UPPER ROOM (1:12-26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 </dc:title>
    <meta:initial-creator>David STRICKLAND</meta:initial-creator>
    <dc:creator>David STRICKLAND</dc:creator>
    <meta:creation-date>2020-02-22T17:29:32Z</meta:creation-date>
    <dc:date>2020-02-22T17:29:33Z</dc:date>
    <meta:template xlink:href="BibleStudy" xlink:type="simple"/>
    <meta:editing-cycles>1</meta:editing-cycles>
    <meta:editing-duration>PT0S</meta:editing-duration>
    <meta:document-statistic meta:paragraph-count="61" meta:word-count="469"/>
  </office:meta>
</office:document-meta>
</file>